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ff03" officeooo:paragraph-rsid="0013ff03"/>
    </style:style>
    <style:style style:name="T1" style:family="text">
      <style:text-properties officeooo:rsid="0013ff03"/>
    </style:style>
    <style:style style:name="T2" style:family="text">
      <style:text-properties officeooo:rsid="00142155"/>
    </style:style>
    <style:style style:name="T3" style:family="text">
      <style:text-properties officeooo:rsid="00145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ment Pellet-Mary</text:p>
      <text:p text:style-name="P1">Domicilié au 10 Avenue Fernand Colin, Chatenay-Malabry 92290, France</text:p>
      <text:p text:style-name="P1">Affecté à l’académie de Versailles</text:p>
      <text:p text:style-name="P1">Professeur agrégé classe normale</text:p>
      <text:p text:style-name="Text_20_body"/>
      <text:p text:style-name="Text_20_body">À l'attention de <text:span text:style-name="T1">Madame la rectrice</text:span></text:p>
      <text:p text:style-name="Text_20_body"/>
      <text:p text:style-name="Text_20_body"><text:span text:style-name="T1">Madame la rectrice</text:span>,</text:p>
      <text:p text:style-name="Text_20_body">J'ai l'honneur de vous informer que je démissionne de mes fonctions de <text:span text:style-name="T1">professeur agrégé, </text:span><text:span text:style-name="T2">affecté</text:span> au sein de <text:span text:style-name="T1">l’académie de Versailles depuis Mars 2022</text:span>.</text:p>
      <text:p text:style-name="Text_20_body">Je vous prie de bien vouloir accepter ma démission à compter du <text:span text:style-name="T3">04/06/2022</text:span> et procéder à cette date à ma radiation des cadres de la fonction publique.</text:p>
      <text:p text:style-name="Text_20_body">Je vous remercie de bien vouloir établir l'état de mes services.</text:p>
      <text:p text:style-name="Text_20_body">Je vous prie d'agréer l'expression de mes salutations distinguées.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8:40:36.151433899</meta:creation-date>
    <dc:date>2022-06-03T17:50:39.313206341</dc:date>
    <meta:editing-duration>PT17M1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00" meta:character-count="638" meta:non-whitespace-character-count="548"/>
  </office:meta>
</office:document-meta>
</file>